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E0000011CE1D345B97BDBF30A.png" manifest:media-type="image/png"/>
  <manifest:file-entry manifest:full-path="Pictures/100000000000032000000215B8532699576A0C1A.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4.233cm, 0cm, 3.797cm)" draw:image-opacity="100%" style:mirror="none"/>
    </style:style>
    <style:style style:name="gr2" style:family="graphic" style:parent-style-name="standard">
      <style:graphic-properties draw:fill-color="#eeeeee" draw:textarea-horizontal-align="justify" draw:textarea-vertical-align="middle" draw:auto-grow-height="false" fo:min-height="0.838cm" fo:min-width="1.13cm"/>
      <style:paragraph-properties style:writing-mode="lr-tb"/>
    </style:style>
    <style:style style:name="gr3" style:family="graphic" style:parent-style-name="standard">
      <style:graphic-properties draw:fill-color="#eeeeee" draw:textarea-horizontal-align="justify" draw:textarea-vertical-align="middle" draw:auto-grow-height="false" fo:min-height="0.676cm" fo:min-width="1.122cm" fo:wrap-option="wrap"/>
      <style:paragraph-properties style:writing-mode="lr-tb"/>
    </style:style>
    <style:style style:name="gr4" style:family="graphic" style:parent-style-name="standard">
      <style:graphic-properties draw:stroke="none" draw:fill="none" fo:min-height="2.135cm"/>
      <style:paragraph-properties style:writing-mode="lr-tb"/>
    </style:style>
    <style:style style:name="gr5"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eeeeee" draw:textarea-horizontal-align="justify" draw:textarea-vertical-align="middle" draw:auto-grow-height="false" fo:min-height="1.834cm" fo:min-width="5.52cm" fo:wrap-option="wrap"/>
      <style:paragraph-properties style:writing-mode="lr-tb"/>
    </style:style>
    <style:style style:name="P1" style:family="paragraph">
      <style:paragraph-properties fo:text-align="center"/>
    </style:style>
    <style:style style:name="P2" style:family="paragraph">
      <style:paragraph-properties fo:text-align="center"/>
      <style:text-properties fo:font-size="20pt" fo:font-weight="bold" style:font-size-asian="20pt" style:font-weight-asian="bold" style:font-size-complex="20pt" style:font-weight-complex="bold"/>
    </style:style>
    <style:style style:name="P3" style:family="paragraph">
      <loext:graphic-properties draw:fill-color="#eeeeee"/>
      <style:paragraph-properties fo:text-align="center"/>
      <style:text-properties fo:font-size="20pt" fo:font-weight="bold" style:font-size-asian="20pt" style:font-weight-asian="bold" style:font-size-complex="20pt" style:font-weight-complex="bold"/>
    </style:style>
    <style:style style:name="P4" style:family="paragraph">
      <style:paragraph-properties fo:text-align="center"/>
      <style:text-properties fo:font-style="normal" fo:font-weight="bold" style:font-style-asian="normal" style:font-weight-asian="bold" style:font-style-complex="normal" style:font-weight-complex="bold"/>
    </style:style>
    <style:style style:name="P5" style:family="paragraph">
      <loext:graphic-properties draw:fill-color="#eeeeee"/>
      <style:paragraph-properties fo:text-align="center"/>
      <style:text-properties fo:font-style="normal" fo:font-weight="bold" style:font-style-asian="normal" style:font-weight-asian="bold" style:font-style-complex="normal" style:font-weight-complex="bold"/>
    </style:style>
    <style:style style:name="P6" style:family="paragraph">
      <style:text-properties fo:font-style="normal" style:font-style-asian="normal" style:font-style-complex="normal"/>
    </style:style>
    <style:style style:name="P7" style:family="paragraph">
      <loext:graphic-properties draw:fill="none"/>
      <style:text-properties fo:font-style="normal" style:font-style-asian="normal" style:font-style-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9.5cm" svg:height="24.712cm" svg:x="0cm" svg:y="0.5cm">
          <draw:image xlink:href="Pictures/100000000000032000000215B8532699576A0C1A.jpg" xlink:type="simple" xlink:show="embed" xlink:actuate="onLoad" draw:mime-type="image/jpeg">
            <text:p/>
          </draw:image>
        </draw:frame>
        <draw:custom-shape draw:style-name="gr2" draw:text-style-name="P3" draw:layer="layout" svg:width="3cm" svg:height="2cm" svg:x="18cm" svg:y="0.5cm">
          <text:p text:style-name="P2"><text:span text:style-name="T1">Nº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5" draw:layer="layout" svg:width="1.75cm" svg:height="1cm" svg:x="9.25cm" svg:y="6cm">
          <text:p text:style-name="P4"><text:span text:style-name="T2">01</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5.5cm" svg:y="4cm">
          <text:p text:style-name="P4"><text:span text:style-name="T2">02</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7.75cm" svg:y="4.5cm">
          <text:p text:style-name="P4"><text:span text:style-name="T2">03</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5.5cm" svg:y="21.25cm">
          <text:p text:style-name="P4"><text:span text:style-name="T2">04</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2.25cm" svg:y="15.75cm">
          <text:p text:style-name="P4"><text:span text:style-name="T2">05</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7cm" svg:y="18.25cm">
          <text:p text:style-name="P4"><text:span text:style-name="T2">06</text:span></text:p>
          <draw:enhanced-geometry svg:viewBox="0 0 21600 21600" draw:text-areas="800 800 20800 20800" draw:mirror-horizontal="false" draw:mirror-vertical="false" draw:type="round-rectangular-callout" draw:modifiers="-19478.2410051399 25268.33166833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6cm" svg:y="16cm">
          <text:p text:style-name="P4"><text:span text:style-name="T2">07</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6.5cm" svg:y="12.5cm">
          <text:p text:style-name="P4"><text:span text:style-name="T2">08</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21.059cm" svg:height="2.385cm" svg:x="17.941cm" svg:y="28.365cm">
          <draw:text-box>
            <text:p text:style-name="P6"><text:span text:style-name="T3"><text:a xlink:href="https://dlcdnets.asus.com/pub/ASUS/mb/LGA1700/TUF_GAMING_Z690-PLUS_WIFI/E19574_TUF_GAMING_Z690-PLUS_WIFI_UM_WEB.pdf?model=TUF%20GAMING%20Z690-PLUS%20WIFI" xlink:type="simple">Manual</text:a></text:span></text:p>
          </draw:text-box>
        </draw:frame>
        <draw:custom-shape draw:style-name="gr3" draw:text-style-name="P5" draw:layer="layout" svg:width="1.75cm" svg:height="1cm" svg:x="15.25cm" svg:y="14.25cm">
          <text:p text:style-name="P4"><text:span text:style-name="T2">09</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4cm" svg:y="0.75cm">
          <text:p text:style-name="P4"><text:span text:style-name="T2">10</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5.75cm" svg:y="0.75cm">
          <text:p text:style-name="P4"><text:span text:style-name="T2">11</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1.5cm" svg:y="19cm">
          <text:p text:style-name="P4"><text:span text:style-name="T2">12</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0cm" svg:y="11.5cm">
          <text:p text:style-name="P4"><text:span text:style-name="T2">13</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1.75cm" svg:height="1cm" svg:x="18cm" svg:y="21.5cm">
          <text:p text:style-name="P4"><text:span text:style-name="T2">14</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 draw:layer="layout" svg:width="12.448cm" svg:height="4.923cm" svg:x="0.552cm" svg:y="24.577cm">
          <draw:image xlink:href="Pictures/10000000000002CE0000011CE1D345B97BDBF30A.png" xlink:type="simple" xlink:show="embed" xlink:actuate="onLoad" draw:mime-type="image/png">
            <text:p/>
          </draw:image>
        </draw:frame>
        <draw:custom-shape draw:style-name="gr6" draw:text-style-name="P5" draw:layer="layout" svg:width="6.5cm" svg:height="2.25cm" svg:x="13cm" svg:y="25cm">
          <text:p text:style-name="P4"><text:span text:style-name="T2">PANEL TRASEIRO</text:span></text:p>
          <draw:enhanced-geometry svg:viewBox="0 0 21600 21600" draw:text-areas="800 800 20800 20800" draw:type="round-rectangular-callout" draw:modifiers="-4452.23811721274 17377.8764993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officeooo:annotation svg:x="0cm" svg:y="0cm">
          <dc:date>2023-01-17T17:39:35</dc:date>
          <text:p/>
        </officeooo:annotati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gl"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1-17T17:52:16.872000000</dc:date>
    <meta:editing-duration>PT2M42S</meta:editing-duration>
    <meta:editing-cycles>2</meta:editing-cycles>
    <meta:generator>LibreOffice/7.3.7.2$Windows_X86_64 LibreOffice_project/e114eadc50a9ff8d8c8a0567d6da8f454beeb84f</meta:generator>
    <meta:document-statistic meta:object-count="19"/>
  </office:meta>
</office:document-meta>
</file>